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72.55" calcext:value-type="float">
            <text:p>72.55</text:p>
          </table:table-cell>
          <table:table-cell office:value-type="float" office:value="73.54" calcext:value-type="float">
            <text:p>73.54</text:p>
          </table:table-cell>
          <table:table-cell office:value-type="float" office:value="77.92" calcext:value-type="float">
            <text:p>77.92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2.23" calcext:value-type="float">
            <text:p>7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7</text:p>
          </table:table-cell>
          <table:table-cell office:value-type="float" office:value="21.83" calcext:value-type="float">
            <text:p>21.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28.58" calcext:value-type="float">
            <text:p>28.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23.08" calcext:value-type="float">
            <text:p>23.08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09:39:45.266704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3-09T10:03:58.827334815</dc:date>
    <meta:editing-duration>PT2H3M29S</meta:editing-duration>
    <meta:editing-cycles>13</meta:editing-cycles>
    <meta:generator>LibreOffice/5.1.6.2$Linux_X86_64 LibreOffice_project/10m0$Build-2</meta:generator>
    <meta:document-statistic meta:table-count="1" meta:cell-count="350" meta:object-count="0"/>
  </office:meta>
</office:document-meta>
</file>